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" style:parent-style-name="Odsekzoznamu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Odsekzoznamu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" style:parent-style-name="Odsekzoznamu" style:list-style-name="LFO1" style:family="paragraph">
      <style:text-properties style:font-name="Times New Roman" fo:font-size="12pt" style:font-size-asian="12pt" style:font-size-complex="12pt"/>
    </style:style>
    <style:style style:name="P5" style:parent-style-name="Odsekzoznamu" style:list-style-name="LFO1" style:family="paragraph">
      <style:text-properties style:font-name="Times New Roman" fo:font-size="12pt" style:font-size-asian="12pt" style:font-size-complex="12pt"/>
    </style:style>
    <style:style style:name="P6" style:parent-style-name="Odsekzoznamu" style:list-style-name="LFO1" style:family="paragraph"/>
    <style:style style:name="T7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8" style:parent-style-name="Predvolenépísmoodseku" style:family="text">
      <style:text-properties style:font-name="Times New Roman" fo:font-size="12pt" style:font-size-asian="12pt" style:font-size-complex="12pt"/>
    </style:style>
    <style:style style:name="T9" style:parent-style-name="Predvolenépísmoodseku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10" style:parent-style-name="Predvolenépísmoodseku" style:family="text">
      <style:text-properties style:font-name="Times New Roman" fo:font-size="12pt" style:font-size-asian="12pt" style:font-size-complex="12pt"/>
    </style:style>
    <style:style style:name="P11" style:parent-style-name="Odsekzoznamu" style:list-style-name="LFO1" style:family="paragraph"/>
    <style:style style:name="T12" style:parent-style-name="Predvolenépísmoodseku" style:family="text">
      <style:text-properties style:font-name="Times New Roman" fo:font-size="12pt" style:font-size-asian="12pt" style:font-size-complex="12pt"/>
    </style:style>
    <style:style style:name="P13" style:parent-style-name="Odsekzoznamu" style:family="paragraph">
      <style:paragraph-properties fo:margin-left="1in">
        <style:tab-stops/>
      </style:paragraph-properties>
    </style:style>
    <style:style style:name="T14" style:parent-style-name="Predvolenépísmoodseku" style:family="text">
      <style:text-properties style:font-name="Times New Roman" fo:font-size="12pt" style:font-size-asian="12pt" style:font-size-complex="12pt"/>
    </style:style>
    <style:style style:name="T15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Predvolenépísmoodseku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" style:parent-style-name="Odsekzoznamu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19" style:parent-style-name="Odsekzoznamu" style:family="paragraph">
      <style:paragraph-properties fo:margin-left="1in">
        <style:tab-stops/>
      </style:paragraph-properties>
    </style:style>
    <style:style style:name="T20" style:parent-style-name="Predvolenépísmoodseku" style:family="text">
      <style:text-properties style:font-name="Times New Roman" fo:font-size="12pt" style:font-size-asian="12pt" style:font-size-complex="12pt"/>
    </style:style>
    <style:style style:name="T21" style:parent-style-name="Hypertextovéprepojenie" style:family="text">
      <style:text-properties style:font-name="Times New Roman" fo:font-size="12pt" style:font-size-asian="12pt" style:font-size-complex="12pt"/>
    </style:style>
    <style:style style:name="T22" style:parent-style-name="Predvolenépísmoodseku" style:family="text">
      <style:text-properties style:font-name="Times New Roman" fo:font-size="12pt" style:font-size-asian="12pt" style:font-size-complex="12pt"/>
    </style:style>
    <style:style style:name="P23" style:parent-style-name="Odsekzoznamu" style:family="paragraph">
      <style:paragraph-properties fo:margin-left="1in">
        <style:tab-stops/>
      </style:paragraph-properties>
    </style:style>
    <style:style style:name="T24" style:parent-style-name="Predvolenépísmoodseku" style:family="text">
      <style:text-properties style:font-name="Times New Roman" fo:font-size="12pt" style:font-size-asian="12pt" style:font-size-complex="12pt"/>
    </style:style>
    <style:style style:name="T25" style:parent-style-name="Predvolenépísmoodseku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Predvolenépísmoodseku" style:family="text">
      <style:text-properties style:font-name="Times New Roman" fo:font-size="12pt" style:font-size-asian="12pt" style:font-size-complex="12pt"/>
    </style:style>
    <style:style style:name="P27" style:parent-style-name="Odsekzoznamu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28" style:parent-style-name="Odsekzoznamu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29" style:parent-style-name="Odsekzoznamu" style:list-style-name="LFO1" style:family="paragraph"/>
    <style:style style:name="T30" style:parent-style-name="Predvolenépísmoodseku" style:family="text">
      <style:text-properties style:font-name="Times New Roman" fo:font-size="12pt" style:font-size-asian="12pt" style:font-size-complex="12pt"/>
    </style:style>
    <style:style style:name="P31" style:parent-style-name="Odsekzoznamu" style:family="paragraph">
      <style:paragraph-properties fo:margin-left="0.75in">
        <style:tab-stops/>
      </style:paragraph-properties>
    </style:style>
    <style:style style:name="T32" style:parent-style-name="Predvolenépísmoodseku" style:family="text">
      <style:text-properties style:font-name="Times New Roman" fo:font-size="12pt" style:font-size-asian="12pt" style:font-size-complex="12pt"/>
    </style:style>
    <style:style style:name="T33" style:parent-style-name="Predvolenépísmoodseku" style:family="text">
      <style:text-properties style:font-name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34" style:parent-style-name="Predvolenépísmoodseku" style:family="text">
      <style:text-properties style:font-name="Times New Roman" fo:font-size="12pt" style:font-size-asian="12pt" style:font-size-complex="12pt"/>
    </style:style>
    <style:style style:name="T35" style:parent-style-name="Predvolenépísmoodseku" style:family="text">
      <style:text-properties style:font-name="Times New Roman" fo:font-size="12pt" style:font-size-asian="12pt" style:font-size-complex="12pt"/>
    </style:style>
    <style:style style:name="P36" style:parent-style-name="Odsekzoznamu" style:list-style-name="LFO2" style:family="paragraph"/>
    <style:style style:name="T37" style:parent-style-name="Predvolenépísmoodseku" style:family="text">
      <style:text-properties style:font-name="Times New Roman" fo:font-size="12pt" style:font-size-asian="12pt" style:font-size-complex="12pt"/>
    </style:style>
    <style:style style:name="P38" style:parent-style-name="Normálny" style:family="paragraph">
      <style:text-properties style:font-name="Times New Roman"/>
    </style:style>
    <style:style style:name="P39" style:parent-style-name="Odsekzoznamu" style:family="paragraph">
      <style:text-properties style:font-name="Times New Roman"/>
    </style:style>
    <style:style style:name="T40" style:parent-style-name="Predvolenépísmoodseku" style:family="text">
      <style:text-properties style:font-name="Times New Roman" fo:font-style="italic" style:font-style-asian="italic" style:font-style-complex="italic"/>
    </style:style>
    <style:style style:name="T41" style:parent-style-name="Predvolenépísmoodseku" style:family="text">
      <style:text-properties style:font-name="Segoe UI Emoji" style:font-name-asian="Segoe UI Emoji" style:font-name-complex="Segoe UI Emoji" fo:font-style="italic" style:font-style-asian="italic" style:font-style-complex="italic"/>
    </style:style>
    <style:style style:name="T42" style:parent-style-name="Predvolenépísmoodseku" style:family="text">
      <style:text-properties style:font-name="Times New Roman" fo:font-style="italic" style:font-style-asian="italic" style:font-style-complex="italic"/>
    </style:style>
    <style:style style:name="P43" style:parent-style-name="Normálny" style:family="paragraph">
      <style:text-properties style:font-name="Times New Roman" fo:font-style="italic" style:font-style-asian="italic" style:font-style-complex="italic"/>
    </style:style>
    <style:style style:name="P44" style:parent-style-name="Normálny" style:family="paragraph">
      <style:text-properties style:font-name="Times New Roman" fo:font-style="italic" style:font-style-asian="italic" style:font-style-complex="italic"/>
    </style:style>
    <style:style style:name="P45" style:parent-style-name="Normálny" style:family="paragraph">
      <style:text-properties style:font-name="Times New Roman"/>
    </style:style>
    <style:style style:name="TableColumn47" style:family="table-column">
      <style:table-column-properties style:column-width="3.2451in"/>
    </style:style>
    <style:style style:name="TableColumn48" style:family="table-column">
      <style:table-column-properties style:column-width="3.0479in"/>
    </style:style>
    <style:style style:name="Table46" style:family="table">
      <style:table-properties style:width="6.293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álny" style:family="paragraph">
      <style:paragraph-properties fo:margin-bottom="0in"/>
      <style:text-properties style:font-name="Times New Roma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álny" style:family="paragraph">
      <style:paragraph-properties fo:margin-bottom="0in"/>
      <style:text-properties style:font-name="Times New Roma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álny" style:family="paragraph">
      <style:paragraph-properties fo:margin-bottom="0in"/>
      <style:text-properties style:font-name="Times New Roma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álny" style:family="paragraph">
      <style:paragraph-properties fo:margin-bottom="0in"/>
      <style:text-properties style:font-name="Times New Roma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álny" style:family="paragraph">
      <style:paragraph-properties fo:margin-bottom="0in"/>
      <style:text-properties style:font-name="Times New Roma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álny" style:family="paragraph">
      <style:paragraph-properties fo:margin-bottom="0in"/>
      <style:text-properties style:font-name="Times New Roma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álny" style:family="paragraph">
      <style:paragraph-properties fo:margin-bottom="0in"/>
      <style:text-properties style:font-name="Times New Roma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álny" style:family="paragraph">
      <style:paragraph-properties fo:margin-bottom="0in"/>
      <style:text-properties style:font-name="Times New Roma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álny" style:family="paragraph">
      <style:paragraph-properties fo:margin-bottom="0in"/>
      <style:text-properties style:font-name="Times New Roma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álny" style:family="paragraph">
      <style:paragraph-properties fo:margin-bottom="0in"/>
      <style:text-properties style:font-name="Times New Roman"/>
    </style:style>
    <style:style style:name="P74" style:parent-style-name="Normálny" style:family="paragraph">
      <style:text-properties style:font-name="Times New Roman"/>
    </style:style>
  </office:automatic-styles>
  <office:body>
    <office:text text:use-soft-page-breaks="true">
      <text:p text:style-name="P1">Registrácia vozidla privezeného zo zahraničia</text:p>
      <text:list text:style-name="LFO1" text:continue-numbering="true">
        <text:list-item>
          <text:p text:style-name="P2">Udelené povolenie na pobyt</text:p>
        </text:list-item>
        <text:list-item>
          <text:p text:style-name="P3">Dovoz auta</text:p>
          <text:list text:continue-numbering="true">
            <text:list-item>
              <text:p text:style-name="P4">Kontrola originality - poplatok okolo 100 EUR závisí od auta – <text:s/>aj úradne preložený technický preukaz<text:s/></text:p>
            </text:list-item>
            <text:list-item>
              <text:p text:style-name="P5">Technická a emisná kontrola ( ak je staršie ako 4<text:s/>roky) - poplatok okolo 100 EUR závisí od auta</text:p>
            </text:list-item>
          </text:list>
        </text:list-item>
        <text:list-item>
          <text:p text:style-name="P6"><text:span text:style-name="T7">Podanie žiadosti na Okresnom úrade – Oddelenie dopravy a pozemnej komunikácie</text:span><text:span text:style-name="T8"><text:s text:c="2"/>(4) – poplatok 100 EUR / 300 EUR zrýchlená (</text:span><text:span text:style-name="T9">názov kolkov v žiadosti</text:span><text:span text:style-name="T10">)</text:span></text:p>
          <text:list text:continue-numbering="true">
            <text:list-item>
              <text:p text:style-name="P11"><text:span text:style-name="T12">Potrebné dokumenty:</text:span></text:p>
            </text:list-item>
          </text:list>
        </text:list-item>
      </text:list>
      <text:p text:style-name="P13"><text:span text:style-name="T14">– kontrola originality, (emisná, technická ak je staršie ako 4 roky) –<text:s/></text:span><text:span text:style-name="T15">nie staršia<text:s/></text:span><text:span text:style-name="T16">ako 15 dní!</text:span><text:span text:style-name="T17"><text:s/></text:span></text:p>
      <text:p text:style-name="P18"><text:s/>- kúpna zmluva/FA <text:s/>(úradne preložená ak je v cudzom jazyku), zviazaná s kópiou</text:p>
      <text:p text:style-name="P19"><text:span text:style-name="T20">- potvrdenie o zaplatení recyklačného fondu vo výške 33 EUR (pre prívesný vozík netreba) -<text:s/></text:span><text:a xlink:href="https://www.idovoz.sk/" office:target-frame-name="_top" xlink:show="replace"><text:span text:style-name="T21">https://www.idovoz.sk/</text:span></text:a><text:span text:style-name="T22"><text:s/>(Ak je N2 netreba)</text:span></text:p>
      <text:p text:style-name="P23"><text:span text:style-name="T24">- Originál technického preukazu<text:s/></text:span><text:span text:style-name="T25">celého<text:s/></text:span><text:span text:style-name="T26">!! (úradne preloženého ak je v cudzom jazyku) – preklad zviazaný s kópiu, ale odovzdávame aj originál</text:span></text:p>
      <text:p text:style-name="P27">- plná moc<text:s/>s overeným podpisom (prípadne substitučná plná moc s overeným podpisom)</text:p>
      <text:p text:style-name="P28">- <text:s/>Osvedčenie o zhode ES (ak je v cudzom jazyku tak preklad zviazaný s kópiu) – originál dokumentu nechávame, len ak je auto nové, neojazdené</text:p>
      <text:list text:style-name="LFO1" text:continue-numbering="true">
        <text:list-item>
          <text:p text:style-name="P29"><text:span text:style-name="T30">Odovzdanie originálneho technického preukazu, prevzatie slovenského technického a ŠPZ (ŠPZ vydané na počkanie, ak existujú aj staré značky, treba ich priniesť</text:span></text:p>
        </text:list-item>
      </text:list>
      <text:p text:style-name="P31"><text:span text:style-name="T32">+ je treba priniesť<text:s/></text:span><text:span text:style-name="T33">poistenie</text:span><text:span text:style-name="T34"><text:s/>a veľký slovenský technický preukaz, pričom sa týmto žiada o malý technický preukaz, ktorý bude vydaný do<text:s/></text:span><text:span text:style-name="T35">30 dní) poplatky 66 EUR (v závislosti od auta)</text:span></text:p>
      <text:list text:style-name="LFO2" text:continue-numbering="true">
        <text:list-item>
          <text:p text:style-name="P36"><text:span text:style-name="T37">Urobiť rezerváciu na – Prihlásenie nového vozidla (5 – cestná a dopravná komunikácia) <text:s/></text:span></text:p>
        </text:list-item>
      </text:list>
      <text:p text:style-name="Odsekzoznamu"/>
      <text:p text:style-name="P38">Po prevzatí ŠPZ – ešte nutná dodatočná administratíva vozidla – do 15 dní ideálne prísť fyzicky s autom na STK – kde sa urobí dodatočná kontrola – Technická Kontrola (15 EUR) + Emisná kontrola (15 EUR) – následne sa vydá kartička, že auto je spôsobilé na šoférovanie<text:s/></text:p>
      <text:p text:style-name="P39"/>
      <text:p text:style-name="Normálny"><text:span text:style-name="T40">*rezervácia na termín na Klientskom centre by vraj mala byť na OP človeka, ktorý bude podávať žiadosť (nie cudzinca<text:s/></text:span><text:span text:style-name="T41">😊</text:span><text:span text:style-name="T42">) – povedala mi to len jedna pracovníčka, dovtedy mi nikto nič nepovedal</text:span></text:p>
      <text:p text:style-name="P43">*ŠPZ sa spravidla posiela do domovského štátu – ak je dočasná ŠPZ na prevoz auta na Slovensko, tak vtedy odovzdávame na SVK</text:p>
      <text:p text:style-name="P44">* Kópiu PoA brať na jednotné, nech neberú originál<text:s/></text:p>
      <text:p text:style-name="P45"/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Podaná žiadosť na Klientskom centr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Schválená žiadosť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Prevzatie ŠPZ + veľký technický preukaz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Doručenie malého technického preukazu do PfDC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Doručenie Klientovi</text:p>
          </table:table-cell>
          <table:table-cell table:style-name="TableCell72">
            <text:p text:style-name="P73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Calibri" style:font-name-complex="Times New Roman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egal ProfiDeCon Slovakia</meta:initial-creator>
    <dc:creator>Monika Belejova</dc:creator>
    <meta:creation-date>2022-07-29T09:40:00Z</meta:creation-date>
    <dc:date>2024-09-12T08:10:00Z</dc:date>
    <meta:template xlink:href="Normal" xlink:type="simple"/>
    <meta:editing-cycles>14</meta:editing-cycles>
    <meta:editing-duration>PT11940S</meta:editing-duration>
    <meta:document-statistic meta:page-count="1" meta:paragraph-count="4" meta:word-count="359" meta:character-count="2402" meta:row-count="17" meta:non-whitespace-character-count="2047"/>
  </office:meta>
</office:document-meta>
</file>